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PONCE LLAMCCAYA, MANUEL</text:p>
            <text:p text:style-name="P5"><text:span text:style-name="T15">Dni</text:span><text:span text:style-name="T14">:42840681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NAZCA - COMISARIA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PONCE LLAMCCAYA, MANUEL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2840681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TERRESTRE</text:span></text:p>
          </table:table-cell>
          <table:table-cell table:style-name="Tabla1.D4" office:value-type="string">
            <text:p text:style-name="P3">15/11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22</text:p>
          </table:table-cell>
          <table:table-cell table:style-name="Tableau1.A2" office:value-type="string">
            <text:p text:style-name="P17">20</text:p>
          </table:table-cell>
          <table:table-cell table:style-name="Tableau1.D2" office:value-type="string">
            <text:p text:style-name="P18">44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44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/><text:span text:style-name="T5"> </text:span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BLANCA JUAREZ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20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236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5T23:11:19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